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6370c" officeooo:paragraph-rsid="0016370c"/>
    </style:style>
    <style:style style:name="P2" style:family="paragraph" style:parent-style-name="Subtitle">
      <style:text-properties officeooo:rsid="0016370c" officeooo:paragraph-rsid="0016370c"/>
    </style:style>
    <style:style style:name="P3" style:family="paragraph" style:parent-style-name="Text_20_body">
      <style:text-properties officeooo:rsid="0016370c" officeooo:paragraph-rsid="0016370c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First_20_line_20_indent" style:list-style-name="L1">
      <style:text-properties officeooo:paragraph-rsid="001a29ff"/>
    </style:style>
    <style:style style:name="P9" style:family="paragraph" style:parent-style-name="First_20_line_20_indent" style:list-style-name="L1">
      <style:text-properties officeooo:paragraph-rsid="001ab02b"/>
    </style:style>
    <style:style style:name="T1" style:family="text">
      <style:text-properties officeooo:rsid="0018344b"/>
    </style:style>
    <style:style style:name="T2" style:family="text">
      <style:text-properties officeooo:rsid="00186b17"/>
    </style:style>
    <style:style style:name="T3" style:family="text">
      <style:text-properties officeooo:rsid="001955d1"/>
    </style:style>
    <style:style style:name="T4" style:family="text">
      <style:text-properties fo:font-size="8pt" officeooo:rsid="001955d1" style:font-size-asian="8pt" style:font-size-complex="8pt"/>
    </style:style>
    <style:style style:name="T5" style:family="text">
      <style:text-properties fo:font-size="9pt" officeooo:rsid="001955d1" style:font-size-asian="9pt" style:font-size-complex="9pt"/>
    </style:style>
    <style:style style:name="T6" style:family="text">
      <style:text-properties style:font-name="Liberation Serif" fo:font-size="10pt" officeooo:rsid="001a29ff" style:font-size-asian="10pt" style:font-size-complex="10pt"/>
    </style:style>
    <style:style style:name="T7" style:family="text">
      <style:text-properties style:font-name="Liberation Serif" fo:font-size="10pt" officeooo:rsid="001ab02b" style:font-size-asian="10pt" style:font-size-complex="10pt"/>
    </style:style>
    <style:style style:name="T8" style:family="text">
      <style:text-properties fo:color="#ff0000" loext:opacity="100%" style:font-name="Liberation Serif" fo:font-size="10pt" officeooo:rsid="001ab02b" style:font-size-asian="10pt" style:font-size-complex="10pt"/>
    </style:style>
    <style:style style:name="T9" style:family="text">
      <style:text-properties style:font-name="Liberation Serif" fo:font-size="10pt" fo:font-style="italic" officeooo:rsid="001ab02b" style:font-size-asian="10pt" style:font-style-asian="italic" style:font-size-complex="10pt" style:font-style-complex="italic"/>
    </style:style>
    <style:style style:name="T10" style:family="text">
      <style:text-properties style:font-name="Liberation Serif" fo:font-size="10pt" fo:font-style="normal" officeooo:rsid="001ab02b" style:font-size-asian="10pt" style:font-style-asian="normal" style:font-size-complex="10pt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-379/479 Library </text:p>
      <text:p text:style-name="P2">Nathan Fox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4">Table of Contents</text:p>
          </text:index-title>
          <text:p text:style-name="P5"><text:a xlink:type="simple" xlink:href="#__RefHeading___Toc2_289013704" text:style-name="Index_20_Link" text:visited-style-name="Index_20_Link">[Chapter Number] General Purpose Timers<text:tab/>3</text:a></text:p>
        </text:index-body>
      </text:table-of-content>
      <text:p text:style-name="P3"/>
      <text:h text:style-name="P6" text:outline-level="1"><text:bookmark-start text:name="__RefHeading___Toc2_289013704"/><text:span text:style-name="T1">[Chapter Number]</text:span> <text:span text:style-name="T2">General Purpose </text:span>Timers<text:bookmark-end text:name="__RefHeading___Toc2_289013704"/></text:h>
      <text:p text:style-name="P7"/>
      <text:p text:style-name="P7"/>
      <text:p text:style-name="First_20_line_20_indent"><text:span text:style-name="T1">There are multiple different op</text:span><text:span text:style-name="T2">tions that can be used when enabling the general, though most of them are considered advanced. <text:s/></text:span><text:span text:style-name="T3">As such, these advanced options will be contained within a struct called </text:span><text:span text:style-name="Source_20_Text"><text:span text:style-name="T4">timer_options</text:span></text:span><text:span text:style-name="T3">. <text:s/>These options will include things like connecting the GPT (general purpose timer) module to other modules, such as the UDMA or PWM modules. <text:s/>By default, the </text:span><text:span text:style-name="Source_20_Text"><text:span text:style-name="T5">timer_cinit </text:span></text:span><text:span text:style-name="Source_20_Text"><text:span text:style-name="T6">function</text:span></text:span><text:span text:style-name="Source_20_Text"><text:span text:style-name="T6"> will require the following fields:</text:span></text:span></text:p>
      <text:list text:style-name="L1">
        <text:list-item>
          <text:p text:style-name="P8"><text:span text:style-name="Source_20_Text"><text:span text:style-name="T6">Timer number enum</text:span></text:span></text:p>
          <text:list>
            <text:list-item>
              <text:p text:style-name="P8"><text:span text:style-name="Source_20_Text"><text:span text:style-name="T6">16/32 bit timers are timer_0 to timer_5, 32/64 bit timers are called wtimer_0 to wtimer_5</text:span></text:span></text:p>
            </text:list-item>
          </text:list>
        </text:list-item>
        <text:list-item>
          <text:p text:style-name="P8"><text:span text:style-name="Source_20_Text"><text:span text:style-name="T6">Load value (uint32_t)</text:span></text:span></text:p>
        </text:list-item>
        <text:list-item>
          <text:p text:style-name="P8"><text:span text:style-name="Source_20_Text"><text:span text:style-name="T6">Timer width</text:span></text:span></text:p>
          <text:list>
            <text:list-item>
              <text:p text:style-name="P8"><text:span text:style-name="Source_20_Text"><text:span text:style-name="T6">Valid options are 16/32 for timer_0 to timer_5, and 32/64 for wtimer_0 to wtimer_5</text:span></text:span></text:p>
            </text:list-item>
          </text:list>
        </text:list-item>
        <text:list-item>
          <text:p text:style-name="P8"><text:span text:style-name="Source_20_Text"><text:span text:style-name="T6">Direction </text:span></text:span></text:p>
          <text:list>
            <text:list-item>
              <text:p text:style-name="P8"><text:span text:style-name="Source_20_Text"><text:span text:style-name="T7">P</text:span></text:span><text:span text:style-name="Source_20_Text"><text:span text:style-name="T6">ositive number for counting up, negative number for counting down</text:span></text:span></text:p>
            </text:list-item>
          </text:list>
        </text:list-item>
        <text:list-item>
          <text:p text:style-name="P8"><text:span text:style-name="Source_20_Text"><text:span text:style-name="T6">Interrupt </text:span></text:span></text:p>
          <text:list>
            <text:list-item>
              <text:p text:style-name="P8"><text:span text:style-name="Source_20_Text"><text:span text:style-name="T7">B</text:span></text:span><text:span text:style-name="Source_20_Text"><text:span text:style-name="T6">ool, true to enable an interrupt</text:span></text:span></text:p>
            </text:list-item>
          </text:list>
        </text:list-item>
        <text:list-item>
          <text:p text:style-name="P9"><text:span text:style-name="Source_20_Text"><text:span text:style-name="T7">Timer_mode enum</text:span></text:span></text:p>
          <text:list>
            <text:list-item>
              <text:p text:style-name="P9"><text:span text:style-name="Source_20_Text"><text:span text:style-name="T7">One shot mode, periodic, RTC, etc. <text:s/>Refer to Table 11-3 on page 708 of the TM4C123GH6PM documentation for more information.</text:span></text:span></text:p>
            </text:list-item>
          </text:list>
        </text:list-item>
        <text:list-item>
          <text:p text:style-name="P8"><text:span text:style-name="Source_20_Text"><text:span text:style-name="T7">T</text:span></text:span><text:span text:style-name="Source_20_Text"><text:span text:style-name="T6">imer_options struct</text:span></text:span></text:p>
          <text:list>
            <text:list-item>
              <text:p text:style-name="P9"><text:span text:style-name="Source_20_Text"><text:span text:style-name="T7">Additional options described on page [</text:span></text:span><text:span text:style-name="Source_20_Text"><text:span text:style-name="T8">UNDEF</text:span></text:span><text:span text:style-name="Source_20_Text"><text:span text:style-name="T7">]. <text:s/>If no additional options are desired, pass in a struct topt with the </text:span></text:span><text:span text:style-name="Source_20_Text"><text:span text:style-name="T9">enabled</text:span></text:span><text:span text:style-name="Source_20_Text"><text:span text:style-name="T10"> field set to false.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6T12:45:48.325121031</meta:creation-date>
    <dc:date>2025-11-16T13:22:24.453505767</dc:date>
    <meta:editing-duration>PT35M32S</meta:editing-duration>
    <meta:editing-cycles>8</meta:editing-cycles>
    <meta:generator>LibreOffice/25.2.7.2$Linux_X86_64 LibreOffice_project/520$Build-2</meta:generator>
    <meta:document-statistic meta:table-count="0" meta:image-count="0" meta:object-count="0" meta:page-count="3" meta:paragraph-count="19" meta:word-count="200" meta:character-count="1208" meta:non-whitespace-character-count="1032"/>
  </office:meta>
</office:document-meta>
</file>